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0ff5f" draw:textarea-horizontal-align="justify" draw:textarea-vertical-align="middle" draw:auto-grow-height="false" fo:min-height="0.834cm" fo:min-width="2.381cm" draw:shadow="visible" draw:shadow-color="#b2b2b2"/>
    </style:style>
    <style:style style:name="gr2" style:family="graphic" style:parent-style-name="objectwithoutfill">
      <style:graphic-properties draw:stroke="dash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384cm" draw:shadow="visible" draw:shadow-color="#b2b2b2"/>
    </style:style>
    <style:style style:name="gr4" style:family="graphic" style:parent-style-name="standard">
      <style:graphic-properties svg:stroke-color="#000000" draw:fill-color="#dcddde" draw:textarea-horizontal-align="justify" draw:textarea-vertical-align="middle" draw:auto-grow-height="false" fo:min-height="0.834cm" fo:min-width="2.384cm" draw:shadow="visible" draw:shadow-color="#b2b2b2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384cm" draw:shadow="visible" draw:shadow-color="#b2b2b2"/>
    </style:style>
    <style:style style:name="gr7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384cm" draw:shadow="visible" draw:shadow-offset-x="0.212cm" draw:shadow-offset-y="0.212cm" draw:shadow-color="#b2b2b2"/>
    </style:style>
    <style:style style:name="gr8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-color="#02d35f" draw:textarea-horizontal-align="justify" draw:textarea-vertical-align="middle" draw:auto-grow-height="false" fo:min-height="0.834cm" fo:min-width="2.384cm" draw:shadow="visible" draw:shadow-color="#808080"/>
    </style:style>
    <style:style style:name="gr11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draw:fill="none" fo:min-height="0.674cm"/>
    </style:style>
    <style:style style:name="gr14" style:family="graphic" style:parent-style-name="objectwithoutfill">
      <style:graphic-properties draw:stroke="dash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-color="#a0ff5f"/>
      <style:paragraph-properties fo:text-align="center"/>
      <style:text-properties style:font-name="Open Sans"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2a49c"/>
      <style:paragraph-properties fo:text-align="center"/>
      <style:text-properties style:font-name="Open Sans" fo:font-size="14pt"/>
    </style:style>
    <style:style style:name="P5" style:family="paragraph">
      <loext:graphic-properties draw:fill-color="#dcddde"/>
      <style:paragraph-properties fo:text-align="center"/>
      <style:text-properties style:font-name="Open Sans" fo:font-size="14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loext:graphic-properties draw:fill-color="#00c081"/>
      <style:paragraph-properties fo:text-align="center"/>
      <style:text-properties style:font-name="Open Sans" fo:font-size="14pt"/>
    </style:style>
    <style:style style:name="P8" style:family="paragraph">
      <loext:graphic-properties draw:fill-color="#02a49c"/>
      <style:paragraph-properties fo:text-align="center"/>
      <style:text-properties style:font-name="Open Sans" fo:font-size="14pt" fo:font-weight="normal" style:font-weight-asian="bold" style:font-weight-complex="bold"/>
    </style:style>
    <style:style style:name="P9" style:family="paragraph">
      <loext:graphic-properties draw:fill-color="#02d35f"/>
      <style:paragraph-properties fo:text-align="center"/>
      <style:text-properties style:font-name="Open Sans" fo:font-size="14pt" fo:font-weight="bold" style:font-weight-asian="bold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T1" style:family="text">
      <style:text-properties style:font-name="Open Sans" fo:font-size="14pt"/>
    </style:style>
    <style:style style:name="T2" style:family="text">
      <style:text-properties style:font-name="Open Sans" fo:font-size="14pt" fo:font-weight="normal" style:font-weight-asian="bold" style:font-weight-complex="bold"/>
    </style:style>
    <style:style style:name="T3" style:family="text">
      <style:text-properties style:font-name="Open Sans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997cm" svg:height="1.2cm" svg:x="13.589cm" svg:y="4.451cm">
          <text:p text:style-name="P1"><text:span text:style-name="T1">Leap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6.586cm" svg:y1="5.051cm" svg:x2="19.8cm" svg:y2="2.759cm" draw:start-shape="id1" draw:start-glue-point="1" draw:end-shape="id2" svg:d="M16586 5051c2560 0 954-2292 3214-2292" svg:viewBox="0 0 3215 2293">
          <text:p/>
        </draw:connector>
        <draw:custom-shape draw:style-name="gr3" draw:text-style-name="P4" xml:id="id3" draw:id="id3" draw:layer="layout" svg:width="3cm" svg:height="1.2cm" svg:x="0.1cm" svg:y="2.151cm">
          <text:p text:style-name="P1"><text:span text:style-name="T1">SLE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3cm" svg:height="1.2cm" svg:x="4.6cm" svg:y="2.151cm">
          <text:p text:style-name="P1"><text:span text:style-name="T1">SLE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3cm" svg:height="1.2cm" svg:x="9.1cm" svg:y="0.051cm">
          <text:p text:style-name="P1"><text:span text:style-name="T1">SLE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3.1cm" svg:y1="2.751cm" svg:x2="4.6cm" svg:y2="2.751cm" draw:start-shape="id3" draw:start-glue-point="1" draw:end-shape="id4" draw:end-glue-point="3" svg:d="M3100 2751h1500" svg:viewBox="0 0 1501 1">
          <text:p/>
        </draw:connector>
        <draw:custom-shape draw:style-name="gr3" draw:text-style-name="P4" xml:id="id5" draw:id="id5" draw:layer="layout" svg:width="3cm" svg:height="1.2cm" svg:x="9.214cm" svg:y="2.151cm">
          <text:p text:style-name="P1"><text:span text:style-name="T1">SLE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7" draw:id="id7" draw:layer="layout" svg:width="3cm" svg:height="1.2cm" svg:x="13.6cm" svg:y="0.051cm">
          <text:p text:style-name="P1"><text:span text:style-name="T1">SLE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3cm" svg:height="1.2cm" svg:x="13.6cm" svg:y="2.151cm">
          <text:p text:style-name="P1"><text:span text:style-name="T2">SLE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7.6cm" svg:y1="2.751cm" svg:x2="9.214cm" svg:y2="2.751cm" draw:start-shape="id4" draw:start-glue-point="1" draw:end-shape="id5" draw:end-glue-point="3" svg:d="M7600 2751h1614" svg:viewBox="0 0 1615 1">
          <text:p/>
        </draw:connector>
        <draw:connector draw:style-name="gr9" draw:text-style-name="P6" draw:layer="layout" draw:type="curve" svg:x1="12.1cm" svg:y1="0.651cm" svg:x2="13.6cm" svg:y2="0.651cm" draw:start-shape="id6" draw:start-glue-point="1" draw:end-shape="id7" draw:end-glue-point="3" svg:d="M12100 651h1500" svg:viewBox="0 0 1501 1">
          <text:p/>
        </draw:connector>
        <draw:connector draw:style-name="gr9" draw:text-style-name="P6" draw:layer="layout" draw:type="curve" svg:x1="12.214cm" svg:y1="2.751cm" svg:x2="13.6cm" svg:y2="2.751cm" draw:start-shape="id5" draw:start-glue-point="1" draw:end-shape="id8" draw:end-glue-point="3" svg:d="M12214 2751h1386" svg:viewBox="0 0 1387 1">
          <text:p/>
        </draw:connector>
        <draw:custom-shape draw:style-name="gr10" draw:text-style-name="P9" xml:id="id2" draw:id="id2" draw:layer="layout" svg:width="3cm" svg:height="1.2cm" svg:x="19.8cm" svg:y="2.159cm">
          <text:p text:style-name="P1"><text:span text:style-name="T3">SLE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6.6cm" svg:y1="0.651cm" svg:x2="19.8cm" svg:y2="2.759cm" draw:start-shape="id7" draw:start-glue-point="1" draw:end-shape="id2" draw:end-glue-point="3" svg:d="M16600 651c2551 0 952 2108 3200 2108" svg:viewBox="0 0 3201 2109">
          <text:p/>
        </draw:connector>
        <draw:connector draw:style-name="gr11" draw:text-style-name="P3" draw:layer="layout" draw:type="curve" svg:x1="16.6cm" svg:y1="2.751cm" svg:x2="19.8cm" svg:y2="2.759cm" draw:start-shape="id8" draw:start-glue-point="1" draw:end-shape="id2" draw:end-glue-point="3" svg:d="M16600 2751c2560 0 961 8 3200 8" svg:viewBox="0 0 3201 9">
          <text:p/>
        </draw:connector>
        <draw:line draw:style-name="gr12" draw:text-style-name="P10" draw:layer="layout" svg:x1="0.2cm" svg:y1="4.576cm" svg:x2="1.8cm" svg:y2="4.576cm">
          <text:p text:style-name="P11"/>
        </draw:line>
        <draw:frame draw:style-name="gr13" draw:text-style-name="P3" draw:layer="layout" svg:width="5.4cm" svg:height="0.924cm" svg:x="1.8cm" svg:y="4.051cm">
          <draw:text-box>
            <text:p text:style-name="P11"><text:span text:style-name="T1">Only Offline Upgrade</text:span></text:p>
          </draw:text-box>
        </draw:frame>
        <draw:line draw:style-name="gr14" draw:text-style-name="P3" draw:layer="layout" svg:x1="0.2cm" svg:y1="5.401cm" svg:x2="1.8cm" svg:y2="5.401cm">
          <text:p/>
        </draw:line>
        <draw:frame draw:style-name="gr13" draw:text-style-name="P3" draw:layer="layout" svg:width="5.4cm" svg:height="0.924cm" svg:x="1.8cm" svg:y="4.876cm">
          <draw:text-box>
            <text:p text:style-name="P11"><text:span text:style-name="T1">Only Online Upgra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3.114cm" fo:page-height="5.8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53:44.633816317</meta:creation-date>
    <dc:date>2018-04-03T11:16:04.615779531</dc:date>
    <meta:editing-duration>PT3H7M48S</meta:editing-duration>
    <meta:editing-cycles>26</meta:editing-cycles>
    <meta:generator>LibreOffice/5.3.7.2.0$Linux_X86_64 LibreOffice_project/30m0$Build-2</meta:generator>
    <meta:document-statistic meta:object-count="19"/>
  </office:meta>
</office:document-meta>
</file>